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8.38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3.191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74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88cm solid #000000" style:vertical-align="middle"/>
      <style:paragraph-properties fo:text-align="center" fo:margin-left="0cm"/>
      <style:text-properties fo:color="#000000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wrap-option="wrap" fo:border="0.088cm solid #000000" style:vertical-align="middle"/>
      <style:paragraph-properties fo:text-align="center" fo:margin-left="0cm"/>
      <style:text-properties fo:color="#000099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35cm solid #ffffff" fo:background-color="#000099" style:text-align-source="fix" style:repeat-content="false" fo:wrap-option="wrap" fo:border-left="0.035cm solid #ffffff" fo:border-right="0.035cm solid #ffffff" style:rotation-angle="0" style:shrink-to-fit="true" fo:border-top="0.088cm solid #000000" style:vertical-align="middle"/>
      <style:paragraph-properties fo:text-align="start" fo:margin-left="0cm"/>
      <style:text-properties fo:color="#ffffff" fo:font-size="9pt" style:font-size-asian="9pt" style:font-size-complex="9pt"/>
    </style:style>
    <style:style style:name="ce8" style:family="table-cell" style:parent-style-name="Default">
      <style:table-cell-properties fo:background-color="#000099" style:text-align-source="fix" style:repeat-content="false" fo:wrap-option="wrap" fo:border="0.035cm solid #ffffff" style:rotation-angle="0" style:shrink-to-fit="true" style:vertical-align="middle"/>
      <style:paragraph-properties fo:text-align="start" fo:margin-left="0cm"/>
      <style:text-properties fo:color="#ffffff" fo:font-size="9pt" style:font-size-asian="9pt" style:font-size-complex="9pt"/>
    </style:style>
    <style:style style:name="ce9" style:family="table-cell" style:parent-style-name="Default">
      <style:table-cell-properties fo:border-bottom="0.088cm solid #000000" fo:background-color="#000099" style:text-align-source="fix" style:repeat-content="false" fo:wrap-option="wrap" fo:border-left="0.035cm solid #ffffff" fo:border-right="0.035cm solid #ffffff" style:rotation-angle="0" style:shrink-to-fit="true" fo:border-top="0.035cm solid #ffffff" style:vertical-align="middle"/>
      <style:paragraph-properties fo:text-align="start" fo:margin-left="0cm"/>
      <style:text-properties fo:color="#ffffff" fo:font-size="9pt" style:font-size-asian="9pt" style:font-size-complex="9pt"/>
    </style:style>
    <style:style style:name="ce10" style:family="table-cell" style:parent-style-name="Default">
      <style:table-cell-properties fo:background-color="#dddddd" style:text-align-source="fix" style:repeat-content="false" fo:border="0.088cm solid #000000" style:vertical-align="middle"/>
      <style:paragraph-properties fo:text-align="end" fo:margin-left="0cm"/>
      <style:text-properties fo:color="#000099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35cm solid #ffffff" fo:background-color="#eeeeee" style:text-align-source="fix" style:repeat-content="false" fo:wrap-option="wrap" fo:border-left="0.035cm solid #ffffff" fo:border-right="0.035cm solid #ffffff" fo:border-top="0.088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eeeeee" style:text-align-source="fix" style:repeat-content="false" fo:wrap-option="wrap" fo:border="0.035cm solid #ffffff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88cm solid #000000" fo:background-color="#eeeeee" style:text-align-source="fix" style:repeat-content="false" fo:wrap-option="wrap" fo:border-left="0.035cm solid #ffffff" fo:border-right="0.035cm solid #ffffff" fo:border-top="0.035cm solid #ffffff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88cm solid #000000" style:text-align-source="fix" style:repeat-content="false" fo:wrap-option="wrap" fo:border-left="0.088cm solid #000000" fo:border-right="0.088cm solid #000000" fo:border-top="0.002cm solid #000000" style:vertical-align="middle"/>
      <style:paragraph-properties fo:text-align="start" fo:margin-left="0cm"/>
    </style:style>
    <style:style style:name="ce15" style:family="table-cell" style:parent-style-name="Default">
      <style:table-cell-properties fo:border-bottom="0.088cm solid #000000" style:text-align-source="fix" style:repeat-content="false" fo:wrap-option="wrap" fo:border-left="0.088cm solid #000000" fo:border-right="0.088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35cm solid #000000" style:cell-protect="none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1" style:base-cell-address="'Valoración inicial'.H33"/>
      <style:map style:condition="cell-content()&gt;1" style:apply-style-name="Sin_20_nombre2" style:base-cell-address="'Valoración inicial'.H33"/>
    </style:style>
    <style:style style:name="ce1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1" style:base-cell-address="'Valoración inicial'.H33"/>
      <style:map style:condition="cell-content()&gt;1" style:apply-style-name="Sin_20_nombre2" style:base-cell-address="'Valoración inicial'.H33"/>
    </style:style>
    <style:style style:name="ce18" style:family="table-cell" style:parent-style-name="Default">
      <style:table-cell-properties fo:background-color="#eeeeee" style:text-align-source="fix" style:repeat-content="false" fo:border="0.088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35cm solid #000000" style:cell-protect="none" style:print-content="tru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1" style:base-cell-address="'Valoración inicial'.H33"/>
      <style:map style:condition="cell-content()&gt;1" style:apply-style-name="Sin_20_nombre2" style:base-cell-address="'Valoración inicial'.H33"/>
    </style:style>
    <style:style style:name="ce2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1" style:base-cell-address="'Valoración inicial'.H33"/>
      <style:map style:condition="cell-content()&gt;1" style:apply-style-name="Sin_20_nombre2" style:base-cell-address="'Valoración inicial'.H33"/>
    </style:style>
    <style:style style:name="ce23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88cm solid #000000" fo:background-color="#666666" style:text-align-source="fix" style:repeat-content="false" fo:wrap-option="wrap" fo:border-left="0.035cm solid #ffffff" fo:border-right="0.035cm solid #ffffff" fo:border-top="0.035cm solid #ffffff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666666" style:text-align-source="fix" style:repeat-content="false" fo:wrap-option="wrap" fo:border="0.035cm solid #ffffff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35cm solid #000000" style:cell-protect="none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3" style:base-cell-address="'Valoración ejercicio 1'.H26"/>
      <style:map style:condition="cell-content()&gt;1" style:apply-style-name="Sin_20_nombre4" style:base-cell-address="'Valoración ejercicio 1'.H26"/>
    </style:style>
    <style:style style:name="ce2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3" style:base-cell-address="'Valoración ejercicio 1'.H26"/>
      <style:map style:condition="cell-content()&gt;1" style:apply-style-name="Sin_20_nombre4" style:base-cell-address="'Valoración ejercicio 1'.H26"/>
    </style:style>
    <style:style style:name="ce29" style:family="table-cell" style:parent-style-name="Default">
      <style:table-cell-properties fo:border-bottom="0.088cm solid #000000" fo:background-color="#666666" style:cell-protect="protected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3" style:base-cell-address="'Valoración ejercicio 1'.H26"/>
      <style:map style:condition="cell-content()&gt;1" style:apply-style-name="Sin_20_nombre4" style:base-cell-address="'Valoración ejercicio 1'.H26"/>
    </style:style>
    <style:style style:name="ce30" style:family="table-cell" style:parent-style-name="Default">
      <style:table-cell-properties fo:border-bottom="0.035cm solid #000000" fo:background-color="#666666" style:cell-protect="protected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3" style:base-cell-address="'Valoración ejercicio 1'.H26"/>
      <style:map style:condition="cell-content()&gt;1" style:apply-style-name="Sin_20_nombre4" style:base-cell-address="'Valoración ejercicio 1'.H26"/>
    </style:style>
    <style:style style:name="ce31" style:family="table-cell" style:parent-style-name="Default">
      <style:table-cell-properties fo:border-bottom="0.035cm solid #000000" style:cell-protect="none" style:print-content="tru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3" style:base-cell-address="'Valoración ejercicio 1'.H26"/>
      <style:map style:condition="cell-content()&gt;1" style:apply-style-name="Sin_20_nombre4" style:base-cell-address="'Valoración ejercicio 1'.H26"/>
    </style:style>
    <style:style style:name="ce3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3" style:base-cell-address="'Valoración ejercicio 1'.H26"/>
      <style:map style:condition="cell-content()&gt;1" style:apply-style-name="Sin_20_nombre4" style:base-cell-address="'Valoración ejercicio 1'.H26"/>
    </style:style>
    <style:style style:name="ce33" style:family="table-cell" style:parent-style-name="Default">
      <style:table-cell-properties fo:border-bottom="0.088cm solid #000000" fo:background-color="#666666" style:cell-protect="protected" style:print-content="tru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3" style:base-cell-address="'Valoración ejercicio 1'.H26"/>
      <style:map style:condition="cell-content()&gt;1" style:apply-style-name="Sin_20_nombre4" style:base-cell-address="'Valoración ejercicio 1'.H26"/>
    </style:style>
    <style:style style:name="ce34" style:family="table-cell" style:parent-style-name="Default">
      <style:table-cell-properties fo:border-bottom="0.035cm solid #000000" fo:background-color="#666666" style:cell-protect="protected" style:print-content="tru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3" style:base-cell-address="'Valoración ejercicio 1'.H26"/>
      <style:map style:condition="cell-content()&gt;1" style:apply-style-name="Sin_20_nombre4" style:base-cell-address="'Valoración ejercicio 1'.H26"/>
    </style:style>
    <style:style style:name="ce35" style:family="table-cell" style:parent-style-name="Default">
      <style:table-cell-properties fo:border-bottom="0.035cm solid #000000" style:cell-protect="none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5" style:base-cell-address="'Valoración ejercicio 2'.D3"/>
      <style:map style:condition="cell-content()&gt;1" style:apply-style-name="Sin_20_nombre6" style:base-cell-address="'Valoración ejercicio 2'.D3"/>
    </style:style>
    <style:style style:name="ce3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5" style:base-cell-address="'Valoración ejercicio 2'.D3"/>
      <style:map style:condition="cell-content()&gt;1" style:apply-style-name="Sin_20_nombre6" style:base-cell-address="'Valoración ejercicio 2'.D3"/>
    </style:style>
    <style:style style:name="ce37" style:family="table-cell" style:parent-style-name="Default">
      <style:table-cell-properties fo:border-bottom="0.035cm solid #000000" fo:background-color="#666666" style:cell-protect="protected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5" style:base-cell-address="'Valoración ejercicio 2'.D3"/>
      <style:map style:condition="cell-content()&gt;1" style:apply-style-name="Sin_20_nombre6" style:base-cell-address="'Valoración ejercicio 2'.D3"/>
    </style:style>
    <style:style style:name="ce38" style:family="table-cell" style:parent-style-name="Default">
      <style:table-cell-properties fo:border-bottom="0.088cm solid #000000" fo:background-color="#666666" style:cell-protect="protected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5" style:base-cell-address="'Valoración ejercicio 2'.D3"/>
      <style:map style:condition="cell-content()&gt;1" style:apply-style-name="Sin_20_nombre6" style:base-cell-address="'Valoración ejercicio 2'.D3"/>
    </style:style>
    <style:style style:name="ce39" style:family="table-cell" style:parent-style-name="Default">
      <style:table-cell-properties fo:border-bottom="0.035cm solid #000000" fo:background-color="#666666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5" style:base-cell-address="'Valoración ejercicio 2'.D3"/>
      <style:map style:condition="cell-content()&gt;1" style:apply-style-name="Sin_20_nombre6" style:base-cell-address="'Valoración ejercicio 2'.D3"/>
    </style:style>
    <style:style style:name="ce40" style:family="table-cell" style:parent-style-name="Default">
      <style:table-cell-properties fo:border-bottom="0.035cm solid #000000" fo:background-color="#ffffff" style:cell-protect="none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5" style:base-cell-address="'Valoración ejercicio 2'.D3"/>
      <style:map style:condition="cell-content()&gt;1" style:apply-style-name="Sin_20_nombre6" style:base-cell-address="'Valoración ejercicio 2'.D3"/>
    </style:style>
    <style:style style:name="ce41" style:family="table-cell" style:parent-style-name="Default">
      <style:table-cell-properties fo:border-bottom="0.035cm solid #000000" style:cell-protect="none" style:print-content="tru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5" style:base-cell-address="'Valoración ejercicio 2'.D3"/>
      <style:map style:condition="cell-content()&gt;1" style:apply-style-name="Sin_20_nombre6" style:base-cell-address="'Valoración ejercicio 2'.D3"/>
    </style:style>
    <style:style style:name="ce4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5" style:base-cell-address="'Valoración ejercicio 2'.D3"/>
      <style:map style:condition="cell-content()&gt;1" style:apply-style-name="Sin_20_nombre6" style:base-cell-address="'Valoración ejercicio 2'.D3"/>
    </style:style>
    <style:style style:name="ce43" style:family="table-cell" style:parent-style-name="Default">
      <style:table-cell-properties fo:border-bottom="0.035cm solid #000000" fo:background-color="#666666" style:cell-protect="protected" style:print-content="tru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5" style:base-cell-address="'Valoración ejercicio 2'.D3"/>
      <style:map style:condition="cell-content()&gt;1" style:apply-style-name="Sin_20_nombre6" style:base-cell-address="'Valoración ejercicio 2'.D3"/>
    </style:style>
    <style:style style:name="ce44" style:family="table-cell" style:parent-style-name="Default">
      <style:table-cell-properties fo:border-bottom="0.088cm solid #000000" fo:background-color="#666666" style:cell-protect="protected" style:print-content="tru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5" style:base-cell-address="'Valoración ejercicio 2'.D3"/>
      <style:map style:condition="cell-content()&gt;1" style:apply-style-name="Sin_20_nombre6" style:base-cell-address="'Valoración ejercicio 2'.D3"/>
    </style:style>
    <style:style style:name="ce45" style:family="table-cell" style:parent-style-name="Default">
      <style:table-cell-properties fo:border-bottom="0.035cm solid #000000" fo:background-color="#666666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5" style:base-cell-address="'Valoración ejercicio 2'.D3"/>
      <style:map style:condition="cell-content()&gt;1" style:apply-style-name="Sin_20_nombre6" style:base-cell-address="'Valoración ejercicio 2'.D3"/>
    </style:style>
    <style:style style:name="ce46" style:family="table-cell" style:parent-style-name="Default">
      <style:table-cell-properties fo:border-bottom="0.035cm solid #000000" fo:background-color="#ffffff" style:cell-protect="none" style:print-content="tru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5" style:base-cell-address="'Valoración ejercicio 2'.D3"/>
      <style:map style:condition="cell-content()&gt;1" style:apply-style-name="Sin_20_nombre6" style:base-cell-address="'Valoración ejercicio 2'.D3"/>
    </style:style>
    <style:style style:name="ce47" style:family="table-cell" style:parent-style-name="Default">
      <style:table-cell-properties style:text-align-source="fix" style:repeat-content="false" fo:wrap-option="wrap" fo:border="0.088cm solid #000000" style:vertical-align="middle"/>
      <style:paragraph-properties fo:text-align="end" fo:margin-left="0cm"/>
      <style:text-properties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dddddd" style:text-align-source="fix" style:repeat-content="false" fo:border="0.088cm solid #000000" style:vertical-align="middle"/>
      <style:paragraph-properties fo:text-align="end" fo:margin-left="0cm"/>
      <style:text-properties fo:color="#000099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none" style:rotation-angle="0" style:shrink-to-fit="true" style:vertical-align="middle"/>
      <style:paragraph-properties fo:text-align="start" fo:margin-left="0cm"/>
      <style:text-properties fo:color="#ffffff" fo:font-size="9pt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035cm solid #000000" style:cell-protect="none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7" style:base-cell-address="'Valoración exposición + final'.H15"/>
      <style:map style:condition="cell-content()&gt;1" style:apply-style-name="Sin_20_nombre8" style:base-cell-address="'Valoración exposición + final'.H15"/>
    </style:style>
    <style:style style:name="ce5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7" style:base-cell-address="'Valoración exposición + final'.H15"/>
      <style:map style:condition="cell-content()&gt;1" style:apply-style-name="Sin_20_nombre8" style:base-cell-address="'Valoración exposición + final'.H15"/>
    </style:style>
    <style:style style:name="ce54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35cm solid #000000" style:cell-protect="protected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035cm solid #0000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eeeeee" style:cell-protect="protected" style:print-content="true" style:text-align-source="fix" style:repeat-content="false" fo:border="0.088cm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0.035cm solid #000000" style:cell-protect="none" style:print-content="tru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7" style:base-cell-address="'Valoración exposición + final'.H15"/>
      <style:map style:condition="cell-content()&gt;1" style:apply-style-name="Sin_20_nombre8" style:base-cell-address="'Valoración exposición + final'.H15"/>
    </style:style>
    <style:style style:name="ce6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map style:condition="cell-content()&lt;0" style:apply-style-name="Sin_20_nombre7" style:base-cell-address="'Valoración exposición + final'.H15"/>
      <style:map style:condition="cell-content()&gt;1" style:apply-style-name="Sin_20_nombre8" style:base-cell-address="'Valoración exposición + final'.H15"/>
    </style:style>
  </office:automatic-styles>
  <office:body>
    <office:spreadsheet>
      <table:table table:name="Valoración inicial" table:style-name="ta1" table:protected="true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1" office:value-type="string" table:number-columns-spanned="8" table:number-rows-spanned="1">
            <text:p>COMPETICIÓN AUTONÓMICA DE SKILLS 2016 - <text:s/>Desarrollo de Aplicaciones Web - Valoración Inicial</text:p>
          </table:table-cell>
          <table:covered-table-cell table:style-name="ce6"/>
          <table:covered-table-cell/>
          <table:covered-table-cell table:style-name="ce14"/>
          <table:covered-table-cell table:style-name="ce19"/>
          <table:covered-table-cell table:style-name="ce23"/>
          <table:covered-table-cell table:style-name="ce19"/>
          <table:covered-table-cell table:style-name="ce23"/>
          <table:table-cell table:number-columns-repeated="1016"/>
        </table:table-row>
        <table:table-row table:style-name="ro2">
          <table:table-cell table:style-name="ce2"/>
          <table:table-cell table:style-name="ce6"/>
          <table:table-cell/>
          <table:table-cell table:style-name="ce15" office:value-type="string">
            <text:p>Alumno1</text:p>
          </table:table-cell>
          <table:table-cell table:style-name="ce20" office:value-type="string">
            <text:p>Alumno2</text:p>
          </table:table-cell>
          <table:table-cell table:style-name="ce24" office:value-type="string">
            <text:p>Alumno3</text:p>
          </table:table-cell>
          <table:table-cell table:style-name="ce20" office:value-type="string">
            <text:p>Alumno4</text:p>
          </table:table-cell>
          <table:table-cell table:style-name="ce24" office:value-type="string">
            <text:p>Alumno5</text:p>
          </table:table-cell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7">
            <text:p>Presentación del proyecto por el alumno</text:p>
          </table:table-cell>
          <table:table-cell table:style-name="ce7" office:value-type="string">
            <text:p>Guión ordenado de la presentación</text:p>
          </table:table-cell>
          <table:table-cell table:style-name="ce11" office:value-type="float" office:value="0.25">
            <text:p>0,2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Exposición clara y completa de la solución</text:p>
          </table:table-cell>
          <table:table-cell table:style-name="ce12" office:value-type="float" office:value="0.25">
            <text:p>0,2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4">
          <table:covered-table-cell table:style-name="ce4"/>
          <table:table-cell table:style-name="ce8" office:value-type="string">
            <text:p>Uso de vocabulario, entonación y gesticulación adecuados</text:p>
          </table:table-cell>
          <table:table-cell table:style-name="ce12" office:value-type="float" office:value="0.25">
            <text:p>0,2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Cumple el tiempo establecido para la exposición</text:p>
          </table:table-cell>
          <table:table-cell table:style-name="ce12" office:value-type="float" office:value="0.25">
            <text:p>0,2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Mantiene el contacto visual con el público</text:p>
          </table:table-cell>
          <table:table-cell table:style-name="ce12" office:value-type="float" office:value="0.25">
            <text:p>0,2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4">
          <table:covered-table-cell table:style-name="ce4"/>
          <table:table-cell table:style-name="ce8" office:value-type="string">
            <text:p>Diseño cuidado de la presentación <text:s/>(imágenes, fuentes, fondos, etc.)</text:p>
          </table:table-cell>
          <table:table-cell table:style-name="ce12" office:value-type="float" office:value="0.25">
            <text:p>0,2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>
            <text:p>Responde correctamente a las preguntas planteadas</text:p>
          </table:table-cell>
          <table:table-cell table:style-name="ce13" office:value-type="float" office:value="0.5">
            <text:p>0,5</text:p>
          </table:table-cell>
          <table:table-cell table:style-name="ce17"/>
          <table:table-cell table:number-columns-repeated="4" table:style-name="ce22"/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8">
            <text:p>Adecuación y calidad de la solución propuesta</text:p>
          </table:table-cell>
          <table:table-cell table:style-name="ce8" office:value-type="string">
            <text:p>Se ajusta a lo solicitado en el ejercicio</text:p>
          </table:table-cell>
          <table:table-cell table:style-name="ce12" office:value-type="float" office:value="0.5">
            <text:p>0,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Es funcional</text:p>
          </table:table-cell>
          <table:table-cell table:style-name="ce12" office:value-type="float" office:value="0.5">
            <text:p>0,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No presenta errores y está validada</text:p>
          </table:table-cell>
          <table:table-cell table:style-name="ce12" office:value-type="float" office:value="0.5">
            <text:p>0,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lta calidad en el código implementado</text:p>
          </table:table-cell>
          <table:table-cell table:style-name="ce12" office:value-type="float" office:value="0.5">
            <text:p>0,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Se apoya en el uso de tecnologías novedosas</text:p>
          </table:table-cell>
          <table:table-cell table:style-name="ce12" office:value-type="float" office:value="0.5">
            <text:p>0,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Es fácilmente escalable</text:p>
          </table:table-cell>
          <table:table-cell table:style-name="ce12" office:value-type="float" office:value="0.5">
            <text:p>0,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plica seguridad</text:p>
          </table:table-cell>
          <table:table-cell table:style-name="ce12" office:value-type="float" office:value="0.5">
            <text:p>0,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4">
          <table:covered-table-cell table:style-name="ce4"/>
          <table:table-cell table:style-name="ce9" office:value-type="string">
            <text:p>Es exportable a un entorno de producción sin cambios</text:p>
          </table:table-cell>
          <table:table-cell table:style-name="ce13" office:value-type="float" office:value="0.5">
            <text:p>0,5</text:p>
          </table:table-cell>
          <table:table-cell table:style-name="ce17"/>
          <table:table-cell table:number-columns-repeated="4" table:style-name="ce22"/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5">
            <text:p>Lado del servidor</text:p>
          </table:table-cell>
          <table:table-cell table:style-name="ce8" office:value-type="string">
            <text:p>Acceso a BBDD correcto (capa de acceso a datos)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cceso a BBDD eficiente (capa de acceso a datos)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Uso de FW o tecnologías complejas (MVC)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Fácilmente modificable</text:p>
          </table:table-cell>
          <table:table-cell table:style-name="ce12" office:value-type="float" office:value="0.5">
            <text:p>0,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>
            <text:p>Uso de servicios web</text:p>
          </table:table-cell>
          <table:table-cell table:style-name="ce13" office:value-type="float" office:value="0.5">
            <text:p>0,5</text:p>
          </table:table-cell>
          <table:table-cell table:style-name="ce17"/>
          <table:table-cell table:number-columns-repeated="4" table:style-name="ce22"/>
          <table:table-cell table:number-columns-repeated="1016"/>
        </table:table-row>
        <table:table-row table:style-name="ro4">
          <table:table-cell table:style-name="ce3" office:value-type="string" table:number-columns-spanned="1" table:number-rows-spanned="6">
            <text:p>Lado del <text:s/>cliente</text:p>
          </table:table-cell>
          <table:table-cell table:style-name="ce8" office:value-type="string">
            <text:p>Diseño responsive y adaptado a móviles (varios dispositivos móviles y navegadores)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4">
          <table:covered-table-cell table:style-name="ce4"/>
          <table:table-cell table:style-name="ce8" office:value-type="string">
            <text:p>Código HTML, CSS y JS en ficheros y directorios separados</text:p>
          </table:table-cell>
          <table:table-cell table:style-name="ce12" office:value-type="float" office:value="0.25">
            <text:p>0,2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4">
          <table:covered-table-cell table:style-name="ce4"/>
          <table:table-cell table:style-name="ce8" office:value-type="string">
            <text:p>Usar dos tamaños de fuente diferentes (3 px) en la web usando CSS</text:p>
          </table:table-cell>
          <table:table-cell table:style-name="ce12" office:value-type="float" office:value="0.5">
            <text:p>0,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ccesibilidad (index)</text:p>
          </table:table-cell>
          <table:table-cell table:style-name="ce12" office:value-type="float" office:value="0.25">
            <text:p>0,2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Código complejo (DOM, AJAX, CSS3, HTML5,...)</text:p>
          </table:table-cell>
          <table:table-cell table:style-name="ce12" office:value-type="float" office:value="0.5">
            <text:p>0,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>
            <text:p>Uso de librerías o FW del lado del cliente</text:p>
          </table:table-cell>
          <table:table-cell table:style-name="ce13" office:value-type="float" office:value="0.5">
            <text:p>0,5</text:p>
          </table:table-cell>
          <table:table-cell table:style-name="ce17"/>
          <table:table-cell table:number-columns-repeated="4" table:style-name="ce22"/>
          <table:table-cell table:number-columns-repeated="1016"/>
        </table:table-row>
        <table:table-row table:style-name="ro4">
          <table:table-cell table:style-name="ce3" office:value-type="string" table:number-columns-spanned="1" table:number-rows-spanned="5">
            <text:p>Diseño</text:p>
          </table:table-cell>
          <table:table-cell table:style-name="ce8" office:value-type="string">
            <text:p>Se usa esquema de colores consistente (”web-safe colours”)</text:p>
          </table:table-cell>
          <table:table-cell table:style-name="ce12" office:value-type="float" office:value="0.25">
            <text:p>0,2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4">
          <table:covered-table-cell table:style-name="ce4"/>
          <table:table-cell table:style-name="ce8" office:value-type="string">
            <text:p>Incluir “mapa de imagen” con publicidad mediante CSS sin usar herramientas</text:p>
          </table:table-cell>
          <table:table-cell table:style-name="ce12" office:value-type="float" office:value="0.5">
            <text:p>0,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Logo vectorizado con tamaño menor a 2KB</text:p>
          </table:table-cell>
          <table:table-cell table:style-name="ce12" office:value-type="float" office:value="0.5">
            <text:p>0,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Iconos vectorizados con tamaño menor a 1 KB</text:p>
          </table:table-cell>
          <table:table-cell table:style-name="ce12" office:value-type="float" office:value="0.5">
            <text:p>0,5</text:p>
          </table:table-cell>
          <table:table-cell table:style-name="ce16"/>
          <table:table-cell table:number-columns-repeated="4" table:style-name="ce21"/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>
            <text:p>Calidad y profesionalidad del diseño</text:p>
          </table:table-cell>
          <table:table-cell table:style-name="ce13" office:value-type="float" office:value="0.25">
            <text:p>0,25</text:p>
          </table:table-cell>
          <table:table-cell table:style-name="ce17"/>
          <table:table-cell table:number-columns-repeated="4" table:style-name="ce22"/>
          <table:table-cell table:number-columns-repeated="1016"/>
        </table:table-row>
        <table:table-row table:style-name="ro5">
          <table:table-cell/>
          <table:table-cell table:style-name="ce10" office:value-type="string" table:number-columns-spanned="2" table:number-rows-spanned="1">
            <text:p>TOTAL </text:p>
          </table:table-cell>
          <table:covered-table-cell table:style-name="Default"/>
          <table:table-cell table:style-name="ce18" table:formula="of:=[.D3]*[.$C3]+[.D4]*[.$C4]+[.D5]*[.$C5]+[.D6]*[.$C6]+[.D7]*[.$C7]+[.D8]*[.$C8]+[.D9]*[.$C9]+[.D10]*[.$C10]+[.D11]*[.$C11]+[.D12]*[.$C12]+[.D13]*[.$C13]+[.D14]*[.$C14]+[.D15]*[.$C15]+[.D16]*[.$C16]+[.D17]*[.$C17]+[.D18]*[.$C18]+[.D19]*[.$C19]+[.D20]*[.$C20]+[.D21]*[.$C21]+[.D22]*[.$C22]+[.D23]*[.$C23]+[.D24]*[.$C24]+[.D25]*[.$C25]+[.D26]*[.$C26]+[.D27]*[.$C27]+[.D28]*[.$C28]+[.D29]*[.$C29]+[.D30]*[.$C30]+[.D31]*[.$C31]+[.D32]*[.$C32]+[.D33]*[.$C33]" office:value-type="float" office:value="0">
            <text:p>0</text:p>
          </table:table-cell>
          <table:table-cell table:style-name="ce18" table:formula="of:=[.E3]*[.$C3]+[.E4]*[.$C4]+[.E5]*[.$C5]+[.E6]*[.$C6]+[.E7]*[.$C7]+[.E8]*[.$C8]+[.E9]*[.$C9]+[.E10]*[.$C10]+[.E11]*[.$C11]+[.E12]*[.$C12]+[.E13]*[.$C13]+[.E14]*[.$C14]+[.E15]*[.$C15]+[.E16]*[.$C16]+[.E17]*[.$C17]+[.E18]*[.$C18]+[.E19]*[.$C19]+[.E20]*[.$C20]+[.E21]*[.$C21]+[.E22]*[.$C22]+[.E23]*[.$C23]+[.E24]*[.$C24]+[.E25]*[.$C25]+[.E26]*[.$C26]+[.E27]*[.$C27]+[.E28]*[.$C28]+[.E29]*[.$C29]+[.E30]*[.$C30]+[.E31]*[.$C31]+[.E32]*[.$C32]+[.E33]*[.$C33]" office:value-type="float" office:value="0">
            <text:p>0</text:p>
          </table:table-cell>
          <table:table-cell table:style-name="ce18" table:formula="of:=[.F3]*[.$C3]+[.F4]*[.$C4]+[.F5]*[.$C5]+[.F6]*[.$C6]+[.F7]*[.$C7]+[.F8]*[.$C8]+[.F9]*[.$C9]+[.F10]*[.$C10]+[.F11]*[.$C11]+[.F12]*[.$C12]+[.F13]*[.$C13]+[.F14]*[.$C14]+[.F15]*[.$C15]+[.F16]*[.$C16]+[.F17]*[.$C17]+[.F18]*[.$C18]+[.F19]*[.$C19]+[.F20]*[.$C20]+[.F21]*[.$C21]+[.F22]*[.$C22]+[.F23]*[.$C23]+[.F24]*[.$C24]+[.F25]*[.$C25]+[.F26]*[.$C26]+[.F27]*[.$C27]+[.F28]*[.$C28]+[.F29]*[.$C29]+[.F30]*[.$C30]+[.F31]*[.$C31]+[.F32]*[.$C32]+[.F33]*[.$C33]" office:value-type="float" office:value="0">
            <text:p>0</text:p>
          </table:table-cell>
          <table:table-cell table:style-name="ce18" table:formula="of:=[.G3]*[.$C3]+[.G4]*[.$C4]+[.G5]*[.$C5]+[.G6]*[.$C6]+[.G7]*[.$C7]+[.G8]*[.$C8]+[.G9]*[.$C9]+[.G10]*[.$C10]+[.G11]*[.$C11]+[.G12]*[.$C12]+[.G13]*[.$C13]+[.G14]*[.$C14]+[.G15]*[.$C15]+[.G16]*[.$C16]+[.G17]*[.$C17]+[.G18]*[.$C18]+[.G19]*[.$C19]+[.G20]*[.$C20]+[.G21]*[.$C21]+[.G22]*[.$C22]+[.G23]*[.$C23]+[.G24]*[.$C24]+[.G25]*[.$C25]+[.G26]*[.$C26]+[.G27]*[.$C27]+[.G28]*[.$C28]+[.G29]*[.$C29]+[.G30]*[.$C30]+[.G31]*[.$C31]+[.G32]*[.$C32]+[.G33]*[.$C33]" office:value-type="float" office:value="0">
            <text:p>0</text:p>
          </table:table-cell>
          <table:table-cell table:style-name="ce18" table:formula="of:=[.H3]*[.$C3]+[.H4]*[.$C4]+[.H5]*[.$C5]+[.H6]*[.$C6]+[.H7]*[.$C7]+[.H8]*[.$C8]+[.H9]*[.$C9]+[.H10]*[.$C10]+[.H11]*[.$C11]+[.H12]*[.$C12]+[.H13]*[.$C13]+[.H14]*[.$C14]+[.H15]*[.$C15]+[.H16]*[.$C16]+[.H17]*[.$C17]+[.H18]*[.$C18]+[.H19]*[.$C19]+[.H20]*[.$C20]+[.H21]*[.$C21]+[.H22]*[.$C22]+[.H23]*[.$C23]+[.H24]*[.$C24]+[.H25]*[.$C25]+[.H26]*[.$C26]+[.H27]*[.$C27]+[.H28]*[.$C28]+[.H29]*[.$C29]+[.H30]*[.$C30]+[.H31]*[.$C31]+[.H32]*[.$C32]+[.H33]*[.$C33]" office:value-type="float" office:value="0">
            <text:p>0</text:p>
          </table:table-cell>
          <table:table-cell table:number-columns-repeated="1016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loración ejercicio 1" table:style-name="ta1" table:protected="true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1" office:value-type="string" table:number-columns-spanned="8" table:number-rows-spanned="1">
            <text:p>COMPETICIÓN AUTONÓMICA DE SKILLS 2016 - <text:s/>Desarrollo de Aplicaciones Web - Valoración Ejercicio 1</text:p>
          </table:table-cell>
          <table:covered-table-cell table:style-name="ce6"/>
          <table:covered-table-cell/>
          <table:covered-table-cell table:style-name="ce14"/>
          <table:covered-table-cell table:style-name="ce19"/>
          <table:covered-table-cell table:style-name="ce23"/>
          <table:covered-table-cell table:style-name="ce19"/>
          <table:covered-table-cell table:style-name="ce23"/>
          <table:table-cell table:number-columns-repeated="1016"/>
        </table:table-row>
        <table:table-row table:style-name="ro2">
          <table:table-cell table:style-name="ce2"/>
          <table:table-cell table:style-name="ce6"/>
          <table:table-cell/>
          <table:table-cell table:style-name="ce15" office:value-type="string">
            <text:p>Alumno1</text:p>
          </table:table-cell>
          <table:table-cell table:style-name="ce20" office:value-type="string">
            <text:p>Alumno2</text:p>
          </table:table-cell>
          <table:table-cell table:style-name="ce24" office:value-type="string">
            <text:p>Alumno3</text:p>
          </table:table-cell>
          <table:table-cell table:style-name="ce20" office:value-type="string">
            <text:p>Alumno4</text:p>
          </table:table-cell>
          <table:table-cell table:style-name="ce24" office:value-type="string">
            <text:p>Alumno5</text:p>
          </table:table-cell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8">
            <text:p>Adecuación y calidad de la solución propuesta</text:p>
          </table:table-cell>
          <table:table-cell table:style-name="ce7" office:value-type="string">
            <text:p>Se ajusta a lo solicitado en el ejercicio</text:p>
          </table:table-cell>
          <table:table-cell table:style-name="ce11" office:value-type="float" office:value="0.5">
            <text:p>0,5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Es funcional</text:p>
          </table:table-cell>
          <table:table-cell table:style-name="ce12" office:value-type="float" office:value="0.5">
            <text:p>0,5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No presenta errores y está validada</text:p>
          </table:table-cell>
          <table:table-cell table:style-name="ce12" office:value-type="float" office:value="0.5">
            <text:p>0,5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lta calidad en el código implementado</text:p>
          </table:table-cell>
          <table:table-cell table:style-name="ce12" office:value-type="float" office:value="0.5">
            <text:p>0,5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Se apoya en el uso de tecnologías novedosas</text:p>
          </table:table-cell>
          <table:table-cell table:style-name="ce12" office:value-type="float" office:value="0.5">
            <text:p>0,5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Es fácilmente escalable</text:p>
          </table:table-cell>
          <table:table-cell table:style-name="ce12" office:value-type="float" office:value="0.5">
            <text:p>0,5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plica seguridad</text:p>
          </table:table-cell>
          <table:table-cell table:style-name="ce12" office:value-type="float" office:value="0.5">
            <text:p>0,5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4">
          <table:covered-table-cell table:style-name="ce4"/>
          <table:table-cell table:style-name="ce9" office:value-type="string">
            <text:p>Es exportable a un entorno de producción sin cambios</text:p>
          </table:table-cell>
          <table:table-cell table:style-name="ce13" office:value-type="float" office:value="0.5">
            <text:p>0,5</text:p>
          </table:table-cell>
          <table:table-cell table:style-name="ce28"/>
          <table:table-cell table:number-columns-repeated="4" table:style-name="ce32"/>
          <table:table-cell table:number-columns-repeated="1016"/>
        </table:table-row>
        <table:table-row table:style-name="ro4">
          <table:table-cell table:style-name="ce3" office:value-type="string" table:number-columns-spanned="1" table:number-rows-spanned="5">
            <text:p>Lado del servidor</text:p>
          </table:table-cell>
          <table:table-cell table:style-name="ce8" office:value-type="string">
            <text:p>Modificación y acceso de BBDD correcto (capa de acceso a datos)</text:p>
          </table:table-cell>
          <table:table-cell table:style-name="ce12" office:value-type="float" office:value="1">
            <text:p>1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cceso a BBDD eficiente (capa de acceso a datos)</text:p>
          </table:table-cell>
          <table:table-cell table:style-name="ce12" office:value-type="float" office:value="1">
            <text:p>1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Uso de FW o tecnologías complejas (MVC)</text:p>
          </table:table-cell>
          <table:table-cell table:style-name="ce12" office:value-type="float" office:value="1">
            <text:p>1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Fácilmente modificable</text:p>
          </table:table-cell>
          <table:table-cell table:style-name="ce12" office:value-type="float" office:value="0.5">
            <text:p>0,5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>
            <text:p>Uso de servicios web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4" table:style-name="ce3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3" office:value-type="string" table:number-columns-spanned="1" table:number-rows-spanned="6">
            <text:p>Lado del <text:s/>cliente</text:p>
          </table:table-cell>
          <table:table-cell table:style-name="ce8" office:value-type="string">
            <text:p>Diseño responsive y adaptado a móviles (varios dispositivos móviles y navegadores)</text:p>
          </table:table-cell>
          <table:table-cell table:style-name="ce12" office:value-type="float" office:value="1">
            <text:p>1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4">
          <table:covered-table-cell table:style-name="ce4"/>
          <table:table-cell table:style-name="ce8" office:value-type="string">
            <text:p>Código HTML, CSS y JS en ficheros y directorios separados</text:p>
          </table:table-cell>
          <table:table-cell table:style-name="ce12" office:value-type="float" office:value="0.25">
            <text:p>0,25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4">
          <table:covered-table-cell table:style-name="ce4"/>
          <table:table-cell table:style-name="ce8" office:value-type="string">
            <text:p>Usar dos tamaños de fuente diferentes (3 px) en la web usando CS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4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ccesibilidad (index)</text:p>
          </table:table-cell>
          <table:table-cell table:style-name="ce12" office:value-type="float" office:value="0.25">
            <text:p>0,25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Código complejo (DOM, AJAX, CSS3, HTML5,...)</text:p>
          </table:table-cell>
          <table:table-cell table:style-name="ce12" office:value-type="float" office:value="0.5">
            <text:p>0,5</text:p>
          </table:table-cell>
          <table:table-cell table:style-name="ce27"/>
          <table:table-cell table:number-columns-repeated="4" table:style-name="ce31"/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>
            <text:p>Uso de librerías o FW del lado del cliente</text:p>
          </table:table-cell>
          <table:table-cell table:style-name="ce13" office:value-type="float" office:value="0.5">
            <text:p>0,5</text:p>
          </table:table-cell>
          <table:table-cell table:style-name="ce28"/>
          <table:table-cell table:number-columns-repeated="4" table:style-name="ce32"/>
          <table:table-cell table:number-columns-repeated="1016"/>
        </table:table-row>
        <table:table-row table:style-name="ro4">
          <table:table-cell table:style-name="ce3" office:value-type="string" table:number-columns-spanned="1" table:number-rows-spanned="5">
            <text:p>Diseño</text:p>
          </table:table-cell>
          <table:table-cell table:style-name="ce8" office:value-type="string">
            <text:p>Se usa esquema de colores consistente (”web-safe colours”)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4" office:value-type="float" office:value="0">
            <text:p>0</text:p>
          </table:table-cell>
          <table:table-cell table:number-columns-repeated="1016"/>
        </table:table-row>
        <table:table-row table:style-name="ro4">
          <table:covered-table-cell table:style-name="ce4"/>
          <table:table-cell table:style-name="ce8" office:value-type="string">
            <text:p>Incluir “mapa de imagen” con publicidad mediante CSS sin usar herramienta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4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Logo vectorizado con tamaño menor a 2KB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4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Iconos vectorizados con tamaño menor a 1 KB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4" table:style-name="ce34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>
            <text:p>Calidad y profesionalidad del diseño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4" table:style-name="ce33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ce10" office:value-type="string" table:number-columns-spanned="2" table:number-rows-spanned="1">
            <text:p>TOTAL </text:p>
          </table:table-cell>
          <table:covered-table-cell table:style-name="Default"/>
          <table:table-cell table:style-name="ce18" table:formula="of:=[.D3]*[.$C3]+[.D4]*[.$C4]+[.D5]*[.$C5]+[.D6]*[.$C6]+[.D7]*[.$C7]+[.D8]*[.$C8]+[.D9]*[.$C9]+[.D10]*[.$C10]+[.D11]*[.$C11]+[.D12]*[.$C12]+[.D13]*[.$C13]+[.D14]*[.$C14]+[.D15]*[.$C15]+[.D16]*[.$C16]+[.D17]*[.$C17]+[.D18]*[.$C18]+[.D19]*[.$C19]+[.D20]*[.$C20]+[.D21]*[.$C21]+[.D22]*[.$C22]+[.D23]*[.$C23]+[.D24]*[.$C24]+[.D25]*[.$C25]+[.D26]*[.$C26]" office:value-type="float" office:value="0">
            <text:p>0</text:p>
          </table:table-cell>
          <table:table-cell table:style-name="ce18" table:formula="of:=[.E3]*[.$C3]+[.E4]*[.$C4]+[.E5]*[.$C5]+[.E6]*[.$C6]+[.E7]*[.$C7]+[.E8]*[.$C8]+[.E9]*[.$C9]+[.E10]*[.$C10]+[.E11]*[.$C11]+[.E12]*[.$C12]+[.E13]*[.$C13]+[.E14]*[.$C14]+[.E15]*[.$C15]+[.E16]*[.$C16]+[.E17]*[.$C17]+[.E18]*[.$C18]+[.E19]*[.$C19]+[.E20]*[.$C20]+[.E21]*[.$C21]+[.E22]*[.$C22]+[.E23]*[.$C23]+[.E24]*[.$C24]+[.E25]*[.$C25]+[.E26]*[.$C26]" office:value-type="float" office:value="0">
            <text:p>0</text:p>
          </table:table-cell>
          <table:table-cell table:style-name="ce18" table:formula="of:=[.F3]*[.$C3]+[.F4]*[.$C4]+[.F5]*[.$C5]+[.F6]*[.$C6]+[.F7]*[.$C7]+[.F8]*[.$C8]+[.F9]*[.$C9]+[.F10]*[.$C10]+[.F11]*[.$C11]+[.F12]*[.$C12]+[.F13]*[.$C13]+[.F14]*[.$C14]+[.F15]*[.$C15]+[.F16]*[.$C16]+[.F17]*[.$C17]+[.F18]*[.$C18]+[.F19]*[.$C19]+[.F20]*[.$C20]+[.F21]*[.$C21]+[.F22]*[.$C22]+[.F23]*[.$C23]+[.F24]*[.$C24]+[.F25]*[.$C25]+[.F26]*[.$C26]" office:value-type="float" office:value="0">
            <text:p>0</text:p>
          </table:table-cell>
          <table:table-cell table:style-name="ce18" table:formula="of:=[.G3]*[.$C3]+[.G4]*[.$C4]+[.G5]*[.$C5]+[.G6]*[.$C6]+[.G7]*[.$C7]+[.G8]*[.$C8]+[.G9]*[.$C9]+[.G10]*[.$C10]+[.G11]*[.$C11]+[.G12]*[.$C12]+[.G13]*[.$C13]+[.G14]*[.$C14]+[.G15]*[.$C15]+[.G16]*[.$C16]+[.G17]*[.$C17]+[.G18]*[.$C18]+[.G19]*[.$C19]+[.G20]*[.$C20]+[.G21]*[.$C21]+[.G22]*[.$C22]+[.G23]*[.$C23]+[.G24]*[.$C24]+[.G25]*[.$C25]+[.G26]*[.$C26]" office:value-type="float" office:value="0">
            <text:p>0</text:p>
          </table:table-cell>
          <table:table-cell table:style-name="ce18" table:formula="of:=[.H3]*[.$C3]+[.H4]*[.$C4]+[.H5]*[.$C5]+[.H6]*[.$C6]+[.H7]*[.$C7]+[.H8]*[.$C8]+[.H9]*[.$C9]+[.H10]*[.$C10]+[.H11]*[.$C11]+[.H12]*[.$C12]+[.H13]*[.$C13]+[.H14]*[.$C14]+[.H15]*[.$C15]+[.H16]*[.$C16]+[.H17]*[.$C17]+[.H18]*[.$C18]+[.H19]*[.$C19]+[.H20]*[.$C20]+[.H21]*[.$C21]+[.H22]*[.$C22]+[.H23]*[.$C23]+[.H24]*[.$C24]+[.H25]*[.$C25]+[.H26]*[.$C26]" office:value-type="float" office:value="0">
            <text:p>0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loración ejercicio 2" table:style-name="ta1" table:protected="true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1" office:value-type="string" table:number-columns-spanned="8" table:number-rows-spanned="1">
            <text:p>COMPETICIÓN AUTONÓMICA DE SKILLS 2016 - <text:s/>Desarrollo de Aplicaciones Web - Valoración Ejercicio 2</text:p>
          </table:table-cell>
          <table:covered-table-cell table:style-name="ce6"/>
          <table:covered-table-cell/>
          <table:covered-table-cell table:style-name="ce14"/>
          <table:covered-table-cell table:style-name="ce19"/>
          <table:covered-table-cell table:style-name="ce23"/>
          <table:covered-table-cell table:style-name="ce19"/>
          <table:covered-table-cell table:style-name="ce23"/>
          <table:table-cell table:number-columns-repeated="1016"/>
        </table:table-row>
        <table:table-row table:style-name="ro2">
          <table:table-cell table:style-name="ce2"/>
          <table:table-cell table:style-name="ce6"/>
          <table:table-cell/>
          <table:table-cell table:style-name="ce15" office:value-type="string">
            <text:p>Alumno1</text:p>
          </table:table-cell>
          <table:table-cell table:style-name="ce20" office:value-type="string">
            <text:p>Alumno2</text:p>
          </table:table-cell>
          <table:table-cell table:style-name="ce24" office:value-type="string">
            <text:p>Alumno3</text:p>
          </table:table-cell>
          <table:table-cell table:style-name="ce20" office:value-type="string">
            <text:p>Alumno4</text:p>
          </table:table-cell>
          <table:table-cell table:style-name="ce24" office:value-type="string">
            <text:p>Alumno5</text:p>
          </table:table-cell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8">
            <text:p>Adecuación y calidad de la solución propuesta</text:p>
          </table:table-cell>
          <table:table-cell table:style-name="ce7" office:value-type="string">
            <text:p>Se ajusta a lo solicitado en el ejercicio</text:p>
          </table:table-cell>
          <table:table-cell table:style-name="ce11" office:value-type="float" office:value="0.5">
            <text:p>0,5</text:p>
          </table:table-cell>
          <table:table-cell table:style-name="ce35"/>
          <table:table-cell table:number-columns-repeated="4" table:style-name="ce4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Es funcional</text:p>
          </table:table-cell>
          <table:table-cell table:style-name="ce12" office:value-type="float" office:value="0.5">
            <text:p>0,5</text:p>
          </table:table-cell>
          <table:table-cell table:style-name="ce35"/>
          <table:table-cell table:number-columns-repeated="4" table:style-name="ce4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No presenta errores y está validada</text:p>
          </table:table-cell>
          <table:table-cell table:style-name="ce12" office:value-type="float" office:value="0.5">
            <text:p>0,5</text:p>
          </table:table-cell>
          <table:table-cell table:style-name="ce35"/>
          <table:table-cell table:number-columns-repeated="4" table:style-name="ce4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lta calidad en el código implementado</text:p>
          </table:table-cell>
          <table:table-cell table:style-name="ce12" office:value-type="float" office:value="0.5">
            <text:p>0,5</text:p>
          </table:table-cell>
          <table:table-cell table:style-name="ce35"/>
          <table:table-cell table:number-columns-repeated="4" table:style-name="ce4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Se apoya en el uso de tecnologías novedosas</text:p>
          </table:table-cell>
          <table:table-cell table:style-name="ce12" office:value-type="float" office:value="0.5">
            <text:p>0,5</text:p>
          </table:table-cell>
          <table:table-cell table:style-name="ce35"/>
          <table:table-cell table:number-columns-repeated="4" table:style-name="ce4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Es fácilmente escalable</text:p>
          </table:table-cell>
          <table:table-cell table:style-name="ce12" office:value-type="float" office:value="0.5">
            <text:p>0,5</text:p>
          </table:table-cell>
          <table:table-cell table:style-name="ce35"/>
          <table:table-cell table:number-columns-repeated="4" table:style-name="ce4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plica seguridad</text:p>
          </table:table-cell>
          <table:table-cell table:style-name="ce12" office:value-type="float" office:value="0.5">
            <text:p>0,5</text:p>
          </table:table-cell>
          <table:table-cell table:style-name="ce35"/>
          <table:table-cell table:number-columns-repeated="4" table:style-name="ce41"/>
          <table:table-cell table:number-columns-repeated="1016"/>
        </table:table-row>
        <table:table-row table:style-name="ro4">
          <table:covered-table-cell table:style-name="ce4"/>
          <table:table-cell table:style-name="ce9" office:value-type="string">
            <text:p>Es exportable a un entorno de producción sin cambios</text:p>
          </table:table-cell>
          <table:table-cell table:style-name="ce13" office:value-type="float" office:value="0.5">
            <text:p>0,5</text:p>
          </table:table-cell>
          <table:table-cell table:style-name="ce36"/>
          <table:table-cell table:number-columns-repeated="4" table:style-name="ce42"/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5">
            <text:p>Lado del servidor</text:p>
          </table:table-cell>
          <table:table-cell table:style-name="ce8" office:value-type="string">
            <text:p>Acceso a BBDD correcto (capa de acceso a datos)</text:p>
          </table:table-cell>
          <table:table-cell table:style-name="ce12" office:value-type="float" office:value="1">
            <text:p>1</text:p>
          </table:table-cell>
          <table:table-cell table:style-name="ce35"/>
          <table:table-cell table:number-columns-repeated="4" table:style-name="ce4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cceso a BBDD eficiente (capa de acceso a datos)</text:p>
          </table:table-cell>
          <table:table-cell table:style-name="ce12" office:value-type="float" office:value="1">
            <text:p>1</text:p>
          </table:table-cell>
          <table:table-cell table:style-name="ce35"/>
          <table:table-cell table:number-columns-repeated="4" table:style-name="ce4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Uso de FW o tecnologías complejas (MVC)</text:p>
          </table:table-cell>
          <table:table-cell table:style-name="ce12" office:value-type="float" office:value="1">
            <text:p>1</text:p>
          </table:table-cell>
          <table:table-cell table:style-name="ce35"/>
          <table:table-cell table:number-columns-repeated="4" table:style-name="ce41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Fácilmente modificable</text:p>
          </table:table-cell>
          <table:table-cell table:style-name="ce2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4" table:style-name="ce43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>
            <text:p>Uso de servicios web</text:p>
          </table:table-cell>
          <table:table-cell table:style-name="ce25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number-columns-repeated="4" table:style-name="ce4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3" office:value-type="string" table:number-columns-spanned="1" table:number-rows-spanned="6">
            <text:p>Lado del <text:s/>cliente</text:p>
          </table:table-cell>
          <table:table-cell table:style-name="ce8" office:value-type="string">
            <text:p>Diseño responsive y adaptado a móviles (varios dispositivos móviles y navegadores)</text:p>
          </table:table-cell>
          <table:table-cell table:style-name="ce12" office:value-type="float" office:value="1">
            <text:p>1</text:p>
          </table:table-cell>
          <table:table-cell table:style-name="ce35"/>
          <table:table-cell table:number-columns-repeated="4" table:style-name="ce41"/>
          <table:table-cell table:number-columns-repeated="1016"/>
        </table:table-row>
        <table:table-row table:style-name="ro4">
          <table:covered-table-cell table:style-name="ce4"/>
          <table:table-cell table:style-name="ce8" office:value-type="string">
            <text:p>Código HTML, CSS y JS en ficheros y directorios separados</text:p>
          </table:table-cell>
          <table:table-cell table:style-name="ce2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4" table:style-name="ce43" office:value-type="float" office:value="0">
            <text:p>0</text:p>
          </table:table-cell>
          <table:table-cell table:number-columns-repeated="1016"/>
        </table:table-row>
        <table:table-row table:style-name="ro4">
          <table:covered-table-cell table:style-name="ce4"/>
          <table:table-cell table:style-name="ce8" office:value-type="string">
            <text:p>Usar dos tamaños de fuente diferentes (3 px) en la web usando CSS</text:p>
          </table:table-cell>
          <table:table-cell table:style-name="ce2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4" table:style-name="ce43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ccesibilidad (index)</text:p>
          </table:table-cell>
          <table:table-cell table:style-name="ce2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4" table:style-name="ce43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Código complejo (DOM, AJAX, CSS3, HTML5,...)</text:p>
          </table:table-cell>
          <table:table-cell table:style-name="ce12" office:value-type="float" office:value="0.5">
            <text:p>0,5</text:p>
          </table:table-cell>
          <table:table-cell table:style-name="ce35"/>
          <table:table-cell table:number-columns-repeated="4" table:style-name="ce41"/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>
            <text:p>Uso de librerías o FW del lado del cliente</text:p>
          </table:table-cell>
          <table:table-cell table:style-name="ce13" office:value-type="float" office:value="0.5">
            <text:p>0,5</text:p>
          </table:table-cell>
          <table:table-cell table:style-name="ce36"/>
          <table:table-cell table:number-columns-repeated="4" table:style-name="ce42"/>
          <table:table-cell table:number-columns-repeated="1016"/>
        </table:table-row>
        <table:table-row table:style-name="ro4">
          <table:table-cell table:style-name="ce3" office:value-type="string" table:number-columns-spanned="1" table:number-rows-spanned="5">
            <text:p>Diseño</text:p>
          </table:table-cell>
          <table:table-cell table:style-name="ce8" office:value-type="string">
            <text:p>Se usa esquema de colores consistente (”web-safe colours”)</text:p>
          </table:table-cell>
          <table:table-cell table:style-name="ce12" office:value-type="float" office:value="0.25">
            <text:p>0,25</text:p>
          </table:table-cell>
          <table:table-cell table:style-name="ce35"/>
          <table:table-cell table:number-columns-repeated="4" table:style-name="ce41"/>
          <table:table-cell table:number-columns-repeated="1016"/>
        </table:table-row>
        <table:table-row table:style-name="ro4">
          <table:covered-table-cell table:style-name="ce4"/>
          <table:table-cell table:style-name="ce8" office:value-type="string">
            <text:p>Incluir “mapa de imagen” con publicidad mediante CSS sin usar herramientas</text:p>
          </table:table-cell>
          <table:table-cell table:style-name="ce26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Logo vectorizado con tamaño menor a 2KB</text:p>
          </table:table-cell>
          <table:table-cell table:style-name="ce26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Iconos vectorizados con tamaño menor a 1 KB</text:p>
          </table:table-cell>
          <table:table-cell table:style-name="ce12" office:value-type="float" office:value="0.5">
            <text:p>0,5</text:p>
          </table:table-cell>
          <table:table-cell table:style-name="ce40"/>
          <table:table-cell table:number-columns-repeated="4" table:style-name="ce46"/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>
            <text:p>Calidad y profesionalidad del diseño</text:p>
          </table:table-cell>
          <table:table-cell table:style-name="ce13" office:value-type="float" office:value="0.25">
            <text:p>0,25</text:p>
          </table:table-cell>
          <table:table-cell table:style-name="ce36"/>
          <table:table-cell table:number-columns-repeated="4" table:style-name="ce42"/>
          <table:table-cell table:number-columns-repeated="1016"/>
        </table:table-row>
        <table:table-row table:style-name="ro5">
          <table:table-cell/>
          <table:table-cell table:style-name="ce10" office:value-type="string" table:number-columns-spanned="2" table:number-rows-spanned="1">
            <text:p>TOTAL </text:p>
          </table:table-cell>
          <table:covered-table-cell table:style-name="Default"/>
          <table:table-cell table:style-name="ce18" table:formula="of:=[.D3]*[.$C3]+[.D4]*[.$C4]+[.D5]*[.$C5]+[.D6]*[.$C6]+[.D7]*[.$C7]+[.D8]*[.$C8]+[.D9]*[.$C9]+[.D10]*[.$C10]+[.D11]*[.$C11]+[.D12]*[.$C12]+[.D13]*[.$C13]+[.D14]*[.$C14]+[.D15]*[.$C15]+[.D16]*[.$C16]+[.D17]*[.$C17]+[.D18]*[.$C18]+[.D19]*[.$C19]+[.D20]*[.$C20]+[.D21]*[.$C21]+[.D22]*[.$C22]+[.D23]*[.$C23]+[.D24]*[.$C24]+[.D25]*[.$C25]+[.D26]*[.$C26]" office:value-type="float" office:value="0">
            <text:p>0</text:p>
          </table:table-cell>
          <table:table-cell table:style-name="ce18" table:formula="of:=[.E3]*[.$C3]+[.E4]*[.$C4]+[.E5]*[.$C5]+[.E6]*[.$C6]+[.E7]*[.$C7]+[.E8]*[.$C8]+[.E9]*[.$C9]+[.E10]*[.$C10]+[.E11]*[.$C11]+[.E12]*[.$C12]+[.E13]*[.$C13]+[.E14]*[.$C14]+[.E15]*[.$C15]+[.E16]*[.$C16]+[.E17]*[.$C17]+[.E18]*[.$C18]+[.E19]*[.$C19]+[.E20]*[.$C20]+[.E21]*[.$C21]+[.E22]*[.$C22]+[.E23]*[.$C23]+[.E24]*[.$C24]+[.E25]*[.$C25]+[.E26]*[.$C26]" office:value-type="float" office:value="0">
            <text:p>0</text:p>
          </table:table-cell>
          <table:table-cell table:style-name="ce18" table:formula="of:=[.F3]*[.$C3]+[.F4]*[.$C4]+[.F5]*[.$C5]+[.F6]*[.$C6]+[.F7]*[.$C7]+[.F8]*[.$C8]+[.F9]*[.$C9]+[.F10]*[.$C10]+[.F11]*[.$C11]+[.F12]*[.$C12]+[.F13]*[.$C13]+[.F14]*[.$C14]+[.F15]*[.$C15]+[.F16]*[.$C16]+[.F17]*[.$C17]+[.F18]*[.$C18]+[.F19]*[.$C19]+[.F20]*[.$C20]+[.F21]*[.$C21]+[.F22]*[.$C22]+[.F23]*[.$C23]+[.F24]*[.$C24]+[.F25]*[.$C25]+[.F26]*[.$C26]" office:value-type="float" office:value="0">
            <text:p>0</text:p>
          </table:table-cell>
          <table:table-cell table:style-name="ce18" table:formula="of:=[.G3]*[.$C3]+[.G4]*[.$C4]+[.G5]*[.$C5]+[.G6]*[.$C6]+[.G7]*[.$C7]+[.G8]*[.$C8]+[.G9]*[.$C9]+[.G10]*[.$C10]+[.G11]*[.$C11]+[.G12]*[.$C12]+[.G13]*[.$C13]+[.G14]*[.$C14]+[.G15]*[.$C15]+[.G16]*[.$C16]+[.G17]*[.$C17]+[.G18]*[.$C18]+[.G19]*[.$C19]+[.G20]*[.$C20]+[.G21]*[.$C21]+[.G22]*[.$C22]+[.G23]*[.$C23]+[.G24]*[.$C24]+[.G25]*[.$C25]+[.G26]*[.$C26]" office:value-type="float" office:value="0">
            <text:p>0</text:p>
          </table:table-cell>
          <table:table-cell table:style-name="ce18" table:formula="of:=[.H3]*[.$C3]+[.H4]*[.$C4]+[.H5]*[.$C5]+[.H6]*[.$C6]+[.H7]*[.$C7]+[.H8]*[.$C8]+[.H9]*[.$C9]+[.H10]*[.$C10]+[.H11]*[.$C11]+[.H12]*[.$C12]+[.H13]*[.$C13]+[.H14]*[.$C14]+[.H15]*[.$C15]+[.H16]*[.$C16]+[.H17]*[.$C17]+[.H18]*[.$C18]+[.H19]*[.$C19]+[.H20]*[.$C20]+[.H21]*[.$C21]+[.H22]*[.$C22]+[.H23]*[.$C23]+[.H24]*[.$C24]+[.H25]*[.$C25]+[.H26]*[.$C26]" office:value-type="float" office:value="0">
            <text:p>0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loración exposición + final" table:style-name="ta1" table:protected="true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1" office:value-type="string" table:number-columns-spanned="8" table:number-rows-spanned="1">
            <text:p>COMPETICIÓN AUTONÓMICA DE SKILLS 2016 - <text:s/>Desarrollo de Aplicaciones Web – Valoración final</text:p>
          </table:table-cell>
          <table:covered-table-cell table:style-name="ce6"/>
          <table:covered-table-cell/>
          <table:covered-table-cell table:style-name="ce14"/>
          <table:covered-table-cell table:style-name="ce19"/>
          <table:covered-table-cell table:style-name="ce23"/>
          <table:covered-table-cell table:style-name="ce19"/>
          <table:covered-table-cell table:style-name="ce23"/>
          <table:table-cell table:number-columns-repeated="1016"/>
        </table:table-row>
        <table:table-row table:style-name="ro2">
          <table:table-cell table:style-name="ce2"/>
          <table:table-cell table:style-name="ce6"/>
          <table:table-cell/>
          <table:table-cell table:style-name="ce15" office:value-type="string">
            <text:p>Alumno1</text:p>
          </table:table-cell>
          <table:table-cell table:style-name="ce20" office:value-type="string">
            <text:p>Alumno2</text:p>
          </table:table-cell>
          <table:table-cell table:style-name="ce24" office:value-type="string">
            <text:p>Alumno3</text:p>
          </table:table-cell>
          <table:table-cell table:style-name="ce20" office:value-type="string">
            <text:p>Alumno4</text:p>
          </table:table-cell>
          <table:table-cell table:style-name="ce24" office:value-type="string">
            <text:p>Alumno5</text:p>
          </table:table-cell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7">
            <text:p>Presentación del proyecto por el alumno</text:p>
          </table:table-cell>
          <table:table-cell table:style-name="ce7" office:value-type="string">
            <text:p>Guión ordenado de la presentación</text:p>
          </table:table-cell>
          <table:table-cell table:style-name="ce11" office:value-type="float" office:value="0.25">
            <text:p>0,25</text:p>
          </table:table-cell>
          <table:table-cell table:style-name="ce52"/>
          <table:table-cell table:number-columns-repeated="4" table:style-name="ce60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Exposición clara y completa de la solución</text:p>
          </table:table-cell>
          <table:table-cell table:style-name="ce12" office:value-type="float" office:value="0.25">
            <text:p>0,25</text:p>
          </table:table-cell>
          <table:table-cell table:style-name="ce52"/>
          <table:table-cell table:number-columns-repeated="4" table:style-name="ce60"/>
          <table:table-cell table:number-columns-repeated="1016"/>
        </table:table-row>
        <table:table-row table:style-name="ro4">
          <table:covered-table-cell table:style-name="ce4"/>
          <table:table-cell table:style-name="ce8" office:value-type="string">
            <text:p>Uso de vocabulario, entonación y gesticulación adecuados</text:p>
          </table:table-cell>
          <table:table-cell table:style-name="ce12" office:value-type="float" office:value="0.25">
            <text:p>0,25</text:p>
          </table:table-cell>
          <table:table-cell table:style-name="ce52"/>
          <table:table-cell table:number-columns-repeated="4" table:style-name="ce60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Cumple el tiempo establecido para la exposición</text:p>
          </table:table-cell>
          <table:table-cell table:style-name="ce12" office:value-type="float" office:value="0.25">
            <text:p>0,25</text:p>
          </table:table-cell>
          <table:table-cell table:style-name="ce52"/>
          <table:table-cell table:number-columns-repeated="4" table:style-name="ce60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Mantiene el contacto visual con el público</text:p>
          </table:table-cell>
          <table:table-cell table:style-name="ce12" office:value-type="float" office:value="0.25">
            <text:p>0,25</text:p>
          </table:table-cell>
          <table:table-cell table:style-name="ce52"/>
          <table:table-cell table:number-columns-repeated="4" table:style-name="ce60"/>
          <table:table-cell table:number-columns-repeated="1016"/>
        </table:table-row>
        <table:table-row table:style-name="ro4">
          <table:covered-table-cell table:style-name="ce4"/>
          <table:table-cell table:style-name="ce8" office:value-type="string">
            <text:p>Diseño cuidado de la presentación <text:s/>(imágenes, fuentes, fondos, etc.)</text:p>
          </table:table-cell>
          <table:table-cell table:style-name="ce12" office:value-type="float" office:value="0.25">
            <text:p>0,25</text:p>
          </table:table-cell>
          <table:table-cell table:style-name="ce52"/>
          <table:table-cell table:number-columns-repeated="4" table:style-name="ce60"/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>
            <text:p>Responde correctamente a las preguntas planteadas</text:p>
          </table:table-cell>
          <table:table-cell table:style-name="ce13" office:value-type="float" office:value="0.5">
            <text:p>0,5</text:p>
          </table:table-cell>
          <table:table-cell table:style-name="ce53"/>
          <table:table-cell table:number-columns-repeated="4" table:style-name="ce61"/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6">
            <text:p>Adecuación y calidad de la solución propuesta</text:p>
          </table:table-cell>
          <table:table-cell table:style-name="ce8" office:value-type="string">
            <text:p>Es funcional</text:p>
          </table:table-cell>
          <table:table-cell table:style-name="ce11" office:value-type="float" office:value="0.5">
            <text:p>0,5</text:p>
          </table:table-cell>
          <table:table-cell table:style-name="ce52"/>
          <table:table-cell table:number-columns-repeated="4" table:style-name="ce60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lta calidad en el código implementado</text:p>
          </table:table-cell>
          <table:table-cell table:style-name="ce12" office:value-type="float" office:value="0.5">
            <text:p>0,5</text:p>
          </table:table-cell>
          <table:table-cell table:style-name="ce52"/>
          <table:table-cell table:number-columns-repeated="4" table:style-name="ce60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Se apoya en el uso de tecnologías novedosas</text:p>
          </table:table-cell>
          <table:table-cell table:style-name="ce12" office:value-type="float" office:value="0.5">
            <text:p>0,5</text:p>
          </table:table-cell>
          <table:table-cell table:style-name="ce52"/>
          <table:table-cell table:number-columns-repeated="4" table:style-name="ce60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Es fácilmente escalable</text:p>
          </table:table-cell>
          <table:table-cell table:style-name="ce12" office:value-type="float" office:value="0.5">
            <text:p>0,5</text:p>
          </table:table-cell>
          <table:table-cell table:style-name="ce52"/>
          <table:table-cell table:number-columns-repeated="4" table:style-name="ce60"/>
          <table:table-cell table:number-columns-repeated="1016"/>
        </table:table-row>
        <table:table-row table:style-name="ro3">
          <table:covered-table-cell table:style-name="ce4"/>
          <table:table-cell table:style-name="ce8" office:value-type="string">
            <text:p>Aplica seguridad</text:p>
          </table:table-cell>
          <table:table-cell table:style-name="ce12" office:value-type="float" office:value="0.5">
            <text:p>0,5</text:p>
          </table:table-cell>
          <table:table-cell table:style-name="ce52"/>
          <table:table-cell table:number-columns-repeated="4" table:style-name="ce60"/>
          <table:table-cell table:number-columns-repeated="1016"/>
        </table:table-row>
        <table:table-row table:style-name="ro4">
          <table:covered-table-cell table:style-name="ce4"/>
          <table:table-cell table:style-name="ce9" office:value-type="string">
            <text:p>Es exportable a un entorno de producción sin cambios</text:p>
          </table:table-cell>
          <table:table-cell table:style-name="ce13" office:value-type="float" office:value="0.5">
            <text:p>0,5</text:p>
          </table:table-cell>
          <table:table-cell table:style-name="ce53"/>
          <table:table-cell table:number-columns-repeated="4" table:style-name="ce61"/>
          <table:table-cell table:number-columns-repeated="1016"/>
        </table:table-row>
        <table:table-row table:style-name="ro6">
          <table:table-cell table:style-name="ce47" office:value-type="string" table:number-columns-spanned="3" table:number-rows-spanned="1">
            <text:p>TOTAL Presentación + Adecuación + Calidad Solución Conjunta (valoración final – 5 puntos)</text:p>
          </table:table-cell>
          <table:covered-table-cell table:style-name="ce49"/>
          <table:covered-table-cell table:style-name="ce13"/>
          <table:table-cell table:style-name="ce54" table:formula="of:=[.D3]*[.$C3]+[.D4]*[.$C4]+[.D5]*[.$C5]+[.D6]*[.$C6]+[.D7]*[.$C7]+[.D8]*[.$C8]+[.D9]*[.$C9]+[.$C10]*[.D10]+[.$C11]*[.D11]+[.$C12]*[.D12]+[.$C13]*[.D13]+[.$C14]*[.D14]+[.$C15]*[.D15]" office:value-type="float" office:value="0">
            <text:p>0</text:p>
          </table:table-cell>
          <table:table-cell table:style-name="ce54" table:formula="of:=[.E3]*[.$C3]+[.E4]*[.$C4]+[.E5]*[.$C5]+[.E6]*[.$C6]+[.E7]*[.$C7]+[.E8]*[.$C8]+[.E9]*[.$C9]+[.$C10]*[.E10]+[.$C11]*[.E11]+[.$C12]*[.E12]+[.$C13]*[.E13]+[.$C14]*[.E14]+[.$C15]*[.E15]" office:value-type="float" office:value="0">
            <text:p>0</text:p>
          </table:table-cell>
          <table:table-cell table:style-name="ce54" table:formula="of:=[.F3]*[.$C3]+[.F4]*[.$C4]+[.F5]*[.$C5]+[.F6]*[.$C6]+[.F7]*[.$C7]+[.F8]*[.$C8]+[.F9]*[.$C9]+[.$C10]*[.F10]+[.$C11]*[.F11]+[.$C12]*[.F12]+[.$C13]*[.F13]+[.$C14]*[.F14]+[.$C15]*[.F15]" office:value-type="float" office:value="0">
            <text:p>0</text:p>
          </table:table-cell>
          <table:table-cell table:style-name="ce54" table:formula="of:=[.G3]*[.$C3]+[.G4]*[.$C4]+[.G5]*[.$C5]+[.G6]*[.$C6]+[.G7]*[.$C7]+[.G8]*[.$C8]+[.G9]*[.$C9]+[.$C10]*[.G10]+[.$C11]*[.G11]+[.$C12]*[.G12]+[.$C13]*[.G13]+[.$C14]*[.G14]+[.$C15]*[.G15]" office:value-type="float" office:value="0">
            <text:p>0</text:p>
          </table:table-cell>
          <table:table-cell table:style-name="ce54" table:formula="of:=[.H3]*[.$C3]+[.H4]*[.$C4]+[.H5]*[.$C5]+[.H6]*[.$C6]+[.H7]*[.$C7]+[.H8]*[.$C8]+[.H9]*[.$C9]+[.$C10]*[.H10]+[.$C11]*[.H11]+[.$C12]*[.H12]+[.$C13]*[.H13]+[.$C14]*[.H14]+[.$C15]*[.H15]"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2">
            <text:p>Ejercicios <text:s text:c="6"/></text:p>
          </table:table-cell>
          <table:table-cell table:style-name="ce8" office:value-type="string">
            <text:p>Ejercicio 1 (50%)</text:p>
          </table:table-cell>
          <table:table-cell table:style-name="ce12"/>
          <table:table-cell table:style-name="ce55" table:formula="of:=['Valoración ejercicio 1'.D27]" office:value-type="float" office:value="0">
            <text:p>0</text:p>
          </table:table-cell>
          <table:table-cell table:style-name="ce55" table:formula="of:=['Valoración ejercicio 1'.E27]" office:value-type="float" office:value="0">
            <text:p>0</text:p>
          </table:table-cell>
          <table:table-cell table:style-name="ce55" table:formula="of:=['Valoración ejercicio 1'.F27]" office:value-type="float" office:value="0">
            <text:p>0</text:p>
          </table:table-cell>
          <table:table-cell table:style-name="ce55" table:formula="of:=['Valoración ejercicio 1'.G27]" office:value-type="float" office:value="0">
            <text:p>0</text:p>
          </table:table-cell>
          <table:table-cell table:style-name="ce55" table:formula="of:=['Valoración ejercicio 1'.H27]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9" office:value-type="string">
            <text:p>Ejercicio 2 (50%)</text:p>
          </table:table-cell>
          <table:table-cell table:style-name="ce13"/>
          <table:table-cell table:style-name="ce56" table:formula="of:=['Valoración ejercicio 2'.D27]" office:value-type="float" office:value="0">
            <text:p>0</text:p>
          </table:table-cell>
          <table:table-cell table:style-name="ce56" table:formula="of:=['Valoración ejercicio 2'.E27]" office:value-type="float" office:value="0">
            <text:p>0</text:p>
          </table:table-cell>
          <table:table-cell table:style-name="ce56" table:formula="of:=['Valoración ejercicio 2'.F27]" office:value-type="float" office:value="0">
            <text:p>0</text:p>
          </table:table-cell>
          <table:table-cell table:style-name="ce56" table:formula="of:=['Valoración ejercicio 2'.G27]" office:value-type="float" office:value="0">
            <text:p>0</text:p>
          </table:table-cell>
          <table:table-cell table:style-name="ce56" table:formula="of:=['Valoración ejercicio 2'.H27]" office:value-type="float" office:value="0">
            <text:p>0</text:p>
          </table:table-cell>
          <table:table-cell table:number-columns-repeated="1016"/>
        </table:table-row>
        <table:table-row table:style-name="ro7">
          <table:table-cell table:style-name="ce47" office:value-type="string" table:number-columns-spanned="3" table:number-rows-spanned="1">
            <text:p>TOTAL Ejercicios (valoración final – 10 puntos)</text:p>
          </table:table-cell>
          <table:covered-table-cell table:style-name="ce49"/>
          <table:covered-table-cell table:style-name="ce13"/>
          <table:table-cell table:style-name="ce54" table:formula="of:=([.D17]+[.D18])/2" office:value-type="float" office:value="0">
            <text:p>0</text:p>
          </table:table-cell>
          <table:table-cell table:style-name="ce54" table:formula="of:=([.E17]+[.E18])/2" office:value-type="float" office:value="0">
            <text:p>0</text:p>
          </table:table-cell>
          <table:table-cell table:style-name="ce54" table:formula="of:=([.F17]+[.F18])/2" office:value-type="float" office:value="0">
            <text:p>0</text:p>
          </table:table-cell>
          <table:table-cell table:style-name="ce54" table:formula="of:=([.G17]+[.G18])/2" office:value-type="float" office:value="0">
            <text:p>0</text:p>
          </table:table-cell>
          <table:table-cell table:style-name="ce54" table:formula="of:=([.H17]+[.H18])/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48"/>
          <table:table-cell table:style-name="ce50"/>
          <table:table-cell table:style-name="ce51"/>
          <table:table-cell table:style-name="ce57" table:number-columns-repeated="5"/>
          <table:table-cell table:number-columns-repeated="1016"/>
        </table:table-row>
        <table:table-row table:style-name="ro3">
          <table:table-cell table:style-name="ce3" office:value-type="string" table:number-columns-spanned="1" table:number-rows-spanned="2">
            <text:p>Valoración</text:p>
          </table:table-cell>
          <table:table-cell table:style-name="ce7" office:value-type="string">
            <text:p>Valoración inicial (50%)</text:p>
          </table:table-cell>
          <table:table-cell table:style-name="ce11"/>
          <table:table-cell table:style-name="ce58" table:formula="of:=['Valoración inicial'.D34]" office:value-type="float" office:value="0">
            <text:p>0</text:p>
          </table:table-cell>
          <table:table-cell table:style-name="ce58" table:formula="of:=['Valoración inicial'.E34]" office:value-type="float" office:value="0">
            <text:p>0</text:p>
          </table:table-cell>
          <table:table-cell table:style-name="ce58" table:formula="of:=['Valoración inicial'.F34]" office:value-type="float" office:value="0">
            <text:p>0</text:p>
          </table:table-cell>
          <table:table-cell table:style-name="ce58" table:formula="of:=['Valoración inicial'.G34]" office:value-type="float" office:value="0">
            <text:p>0</text:p>
          </table:table-cell>
          <table:table-cell table:style-name="ce58" table:formula="of:=['Valoración inicial'.H34]" office:value-type="float" office:value="0">
            <text:p>0</text:p>
          </table:table-cell>
          <table:table-cell table:number-columns-repeated="1016"/>
        </table:table-row>
        <table:table-row table:style-name="ro3">
          <table:covered-table-cell table:style-name="Default"/>
          <table:table-cell table:style-name="ce7" office:value-type="string">
            <text:p>Valoración final (50%)</text:p>
          </table:table-cell>
          <table:table-cell table:style-name="ce11"/>
          <table:table-cell table:style-name="ce58" table:formula="of:=[.D16]+[.D19]" office:value-type="float" office:value="0">
            <text:p>0</text:p>
          </table:table-cell>
          <table:table-cell table:style-name="ce58" table:formula="of:=[.E16]+[.E19]" office:value-type="float" office:value="0">
            <text:p>0</text:p>
          </table:table-cell>
          <table:table-cell table:style-name="ce58" table:formula="of:=[.F16]+[.F19]" office:value-type="float" office:value="0">
            <text:p>0</text:p>
          </table:table-cell>
          <table:table-cell table:style-name="ce58" table:formula="of:=[.G16]+[.G19]" office:value-type="float" office:value="0">
            <text:p>0</text:p>
          </table:table-cell>
          <table:table-cell table:style-name="ce58" table:formula="of:=[.H16]+[.H19]" office:value-type="float" office:value="0">
            <text:p>0</text:p>
          </table:table-cell>
          <table:table-cell table:number-columns-repeated="1016"/>
        </table:table-row>
        <table:table-row table:style-name="ro8">
          <table:table-cell/>
          <table:table-cell table:style-name="ce10" office:value-type="string" table:number-columns-spanned="2" table:number-rows-spanned="1">
            <text:p>TOTAL <text:s/>(100%)</text:p>
          </table:table-cell>
          <table:covered-table-cell table:style-name="Default"/>
          <table:table-cell table:style-name="ce59" table:formula="of:=([.D21]+[.D22])/2" office:value-type="float" office:value="0">
            <text:p>0</text:p>
          </table:table-cell>
          <table:table-cell table:style-name="ce59" table:formula="of:=([.E21]+[.E22])/2" office:value-type="float" office:value="0">
            <text:p>0</text:p>
          </table:table-cell>
          <table:table-cell table:style-name="ce59" table:formula="of:=([.F21]+[.F22])/2" office:value-type="float" office:value="0">
            <text:p>0</text:p>
          </table:table-cell>
          <table:table-cell table:style-name="ce59" table:formula="of:=([.G21]+[.G22])/2" office:value-type="float" office:value="0">
            <text:p>0</text:p>
          </table:table-cell>
          <table:table-cell table:style-name="ce59" table:formula="of:=([.H21]+[.H22])/2" office:value-type="float" office:value="0">
            <text:p>0</text:p>
          </table:table-cell>
          <table:table-cell table:number-columns-repeated="1016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 table:style-name="Default"/>
          <table:table-cell table:number-columns-repeated="1022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Default"/>
          <table:table-cell table:number-columns-repeated="1022"/>
        </table:table-row>
        <table:table-row table:style-name="ro8" table:number-rows-repeated="1048545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3333"/>
    </style:style>
    <style:style style:name="Sin_20_nombre2" style:display-name="Sin nombre2" style:family="table-cell" style:parent-style-name="Default">
      <style:table-cell-properties fo:background-color="#ff3333"/>
    </style:style>
    <style:style style:name="Sin_20_nombre3" style:display-name="Sin nombre3" style:family="table-cell" style:parent-style-name="Default">
      <style:table-cell-properties fo:background-color="#ff3333"/>
    </style:style>
    <style:style style:name="Sin_20_nombre4" style:display-name="Sin nombre4" style:family="table-cell" style:parent-style-name="Default">
      <style:table-cell-properties fo:background-color="#ff3333"/>
    </style:style>
    <style:style style:name="Sin_20_nombre5" style:display-name="Sin nombre5" style:family="table-cell" style:parent-style-name="Default">
      <style:table-cell-properties fo:background-color="#ff3333"/>
    </style:style>
    <style:style style:name="Sin_20_nombre6" style:display-name="Sin nombre6" style:family="table-cell" style:parent-style-name="Default">
      <style:table-cell-properties fo:background-color="#ff3333"/>
    </style:style>
    <style:style style:name="Sin_20_nombre7" style:display-name="Sin nombre7" style:family="table-cell" style:parent-style-name="Default">
      <style:table-cell-properties fo:background-color="#ff3333"/>
    </style:style>
    <style:style style:name="Sin_20_nombre8" style:display-name="Sin nombre8" style:family="table-cell" style:parent-style-name="Default">
      <style:table-cell-properties fo:background-color="#ff3333"/>
    </style:style>
  </office:styles>
  <office:automatic-styles>
    <style:page-layout style:name="Mpm1">
      <style:page-layout-properties fo:page-width="29.7cm" fo:page-height="21.001cm" style:num-format="1" style:print-orientation="landscape" fo:margin-top="0.381cm" fo:margin-bottom="0.233cm" fo:margin-left="0.039cm" fo:margin-right="0.376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12/04/2016</text:date>, <text:time>15:53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09:04.86</meta:creation-date>
    <dc:date>2016-04-12T15:53:43.28</dc:date>
    <meta:editing-duration>PT14H45M2S</meta:editing-duration>
    <meta:editing-cycles>51</meta:editing-cycles>
    <meta:generator>OpenOffice/4.1.2$Win32 OpenOffice.org_project/412m3$Build-9782</meta:generator>
    <meta:document-statistic meta:table-count="4" meta:cell-count="745" meta:object-count="0"/>
  </office:meta>
</office:document-meta>
</file>